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2773a" officeooo:paragraph-rsid="0012773a"/>
    </style:style>
    <style:style style:name="P2" style:family="paragraph" style:parent-style-name="Standard">
      <style:text-properties officeooo:rsid="001473df" officeooo:paragraph-rsid="001473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hhhhhhhhhhh</text:p>
      <text:p text:style-name="P2">hhhhhhhhhhhhhhhh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9:26:25.572011080</meta:creation-date>
    <dc:date>2016-05-04T19:33:12.170912681</dc:date>
    <meta:editing-duration>P0D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2" meta:word-count="2" meta:character-count="29" meta:non-whitespace-character-count="29"/>
  </office:meta>
</office:document-meta>
</file>